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b86f" officeooo:paragraph-rsid="001eb86f"/>
    </style:style>
    <style:style style:name="P2" style:family="paragraph" style:parent-style-name="Standard">
      <style:text-properties fo:font-size="13pt" fo:font-weight="bold" officeooo:rsid="001eb86f" officeooo:paragraph-rsid="001eb86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fo:font-weight="normal" officeooo:rsid="001eb86f" officeooo:paragraph-rsid="001eb86f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f351d" officeooo:paragraph-rsid="001f351d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eb86f" officeooo:paragraph-rsid="001eb86f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eb86f"/>
    </style:style>
    <style:style style:name="P7" style:family="paragraph" style:parent-style-name="Standard">
      <style:paragraph-properties fo:text-align="center" style:justify-single-word="false"/>
      <style:text-properties fo:color="#ce181e" fo:font-size="18pt" fo:font-weight="bold" officeooo:rsid="001eb86f" officeooo:paragraph-rsid="001eb86f" style:font-size-asian="18pt" style:font-weight-asian="bold" style:font-size-complex="18pt" style:font-weight-complex="bold"/>
    </style:style>
    <style:style style:name="P8" style:family="paragraph" style:parent-style-name="Standard" style:list-style-name="L2">
      <style:text-properties officeooo:paragraph-rsid="001eb86f"/>
    </style:style>
    <style:style style:name="P9" style:family="paragraph" style:parent-style-name="Standard">
      <style:text-properties officeooo:paragraph-rsid="001f351d"/>
    </style:style>
    <style:style style:name="T1" style:family="text">
      <style:text-properties officeooo:rsid="001f351d"/>
    </style:style>
    <style:style style:name="T2" style:family="text">
      <style:text-properties fo:font-size="12pt" fo:font-weight="normal" officeooo:rsid="001eb86f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f351d" style:font-size-asian="12pt" style:font-weight-asian="normal" style:font-size-complex="12pt" style:font-weight-complex="normal"/>
    </style:style>
    <style:style style:name="T4" style:family="text">
      <style:text-properties officeooo:rsid="002020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TEMATICA DISCRETA</text:p>
      <text:p text:style-name="P1"/>
      <text:p text:style-name="P2">Contagem</text:p>
      <text:p text:style-name="P3"><text:tab/>Combinatória: ramo da matemática que trata de problemas de contagem.</text:p>
      <text:p text:style-name="P3"><text:tab/>→ Problemas de contagem finita estão associados à diversas situações em T.I.</text:p>
      <text:p text:style-name="P3"><text:tab/> <text:s text:c="4"/>EX: Quanto espaço de armazenamento um determinado banco de dados usa?</text:p>
      <text:p text:style-name="P3"><text:tab/><text:tab/>Quantos usuários uma determinada configuração de um computador pode suportar?</text:p>
      <text:p text:style-name="P3"><text:tab/><text:tab/>Quantos cálculos são executados por um determinado algoritmo?</text:p>
      <text:p text:style-name="P3"><text:tab/> <text:s text:c="5"/>Problemas que se resumem, muitas vezes, em determinar o número de elemtos em um conjunto finito.</text:p>
      <text:p text:style-name="P3"/>
      <text:p text:style-name="P5">Princípio da Multiplicação</text:p>
      <text:p text:style-name="P3"><text:s/><text:tab/>Se existem “n1” resultados possíveis para um 1º evento e “n2” para o 2º , então existem n1-n2 resultados possíveis ppara a sequência dos dois eventos.</text:p>
      <text:p text:style-name="P3"><text:tab/>EX: Uma criança pode ecolher 1 entre 2 bolas, uma rosa e outra preta, e 1 entre 3 chicletes, um amarelo, outro verde e outro branco. Quantos conjuntos diferentes a criança pode ter? R: 6.</text:p>
      <text:list xml:id="list3963358928" text:style-name="L2">
        <text:list-header>
          <text:p text:style-name="P8"><text:span text:style-name="T2"/></text:p>
        </text:list-header>
      </text:list>
      <text:p text:style-name="P6"><text:span text:style-name="T3">1) </text:span><text:span text:style-name="T2">Quantos números de 4 dígitos podem formar a segunda parte de um número de telefone? R:10.10.10.10 = 10000.</text:span></text:p>
      <text:p text:style-name="P6"><text:span text:style-name="T2"/></text:p>
      <text:p text:style-name="P9"><text:span text:style-name="T3">2) Q</text:span><text:span text:style-name="T2">uantos números de 4 dígitos podem formar, </text:span><text:span text:style-name="T3">considerando que os números não podem ser repetidos? </text:span></text:p>
      <text:p text:style-name="P9"><text:span text:style-name="T3">R:10 → 9 → 8 → 7 = 90.56 =5040.</text:span></text:p>
      <text:p text:style-name="P9"><text:span text:style-name="T3"/></text:p>
      <text:p text:style-name="P9"><text:span text:style-name="T3">3) De quantas maneiras podemos escolher 3 representantes em um grupo de 24 pessoas?</text:span></text:p>
      <text:p text:style-name="P9"><text:span text:style-name="T3">R: 25 → 24 → 23 = 13.800.</text:span></text:p>
      <text:p text:style-name="P4"/>
      <text:p text:style-name="P9"><text:span text:style-name="T3">4) De quantas maneiras podemos escolher 3 representantes, para 3 comissões em um grupo de 25 se um representante pode participar de mais de uma comissão?</text:span></text:p>
      <text:p text:style-name="P4">R: 25 → 24 → 23 | 25 → 24 → 23 | 25 → 24 → 23 = 2.628.072.000. 000</text:p>
      <text:p text:style-name="P4"/>
      <text:p text:style-name="P4">5) Se <text:span text:style-name="T4">alguém</text:span> tem 4 termos, 8 camisas e 5 gravatas, de q<text:span text:style-name="T4">t</text:span>s maneiras diferentes elx pode se vestir? </text:p>
      <text:p text:style-name="P4">R: 4 → 8 → 5 = 16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42:05.693644352</meta:creation-date>
    <dc:date>2019-08-19T16:17:21.016805166</dc:date>
    <meta:editing-duration>PT1M8S</meta:editing-duration>
    <meta:editing-cycles>1</meta:editing-cycles>
    <meta:document-statistic meta:table-count="0" meta:image-count="0" meta:object-count="0" meta:page-count="1" meta:paragraph-count="20" meta:word-count="275" meta:character-count="1542" meta:non-whitespace-character-count="1263"/>
    <meta:generator>LibreOffice/6.0.7.3$Linux_X86_64 LibreOffice_project/00m0$Build-3</meta:generator>
  </office:meta>
</office:document-meta>
</file>